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08.6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127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office:annotation draw:style-name="gr1" draw:text-style-name="P2" svg:width="28.99mm" svg:height="29.66mm" svg:x="43.57mm" svg:y="0mm" draw:caption-point-x="-6.1mm" draw:caption-point-y="0.1mm">
              <dc:date>2018-05-10T00:00:00</dc:date>
              <text:p text:style-name="P1">В ячейках столбца A может быть любой текст. Читаются только данные из столбца B.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Формат времени: YYYY-MM-DD HH:MM</text:p>
            </office:annotation>
            <text:p>Время старта</text:p>
          </table:table-cell>
          <table:table-cell table:style-name="ce2" office:value-type="date" office:date-value="2020-07-01" calcext:value-type="date">
            <text:p>2020-07-01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44.8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.00.0000</text:date>, <text:time style:data-style-name="N2" text:time-value="23:44:48.8772043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8-05-13T23:44:52.651062470</dc:date>
    <meta:editing-duration>PT40M19S</meta:editing-duration>
    <meta:editing-cycles>6</meta:editing-cycles>
    <meta:generator>LibreOffice/5.1.6.2$Linux_X86_64 LibreOffice_project/10m0$Build-2</meta:generator>
    <meta:document-statistic meta:table-count="3" meta:cell-count="42" meta:object-count="0"/>
  </office:meta>
</office:document-meta>
</file>